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><draw:frame draw:style-name="fr2" draw:name="Cadre1" text:anchor-type="paragraph" svg:x="7.77cm" svg:y="0.372cm" svg:width="7.631cm" svg:height="3.635cm" draw:z-index="0"><draw:text-box><text:p text:style-name="UrbanBody">SPW DGO4</text:p><text:p text:style-name="UrbanBody">Direction générale opérationnelle</text:p><text:p text:style-name="UrbanBody">Aménagement du Territoire, Logement, Patrimoine et Energie</text:p><text:p text:style-name="UrbanBody">Place Léopold, 3 – Immeuble « BIBOT »</text:p><text:p text:style-name="UrbanBody">5000 Namur</text:p><text:p text:style-name="UrbanTitle2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><text:span text:style-name="T3"><office:annotation><dc:creator>Gauthier Bastien</dc:creator><dc:date>2011-01-13T14:56:41</dc:date><text:p text:style-name="P3"><text:span text:style-name="T6">do text</text:span></text:p><text:p text:style-name="P3"><text:span text:style-name="T6">from document(at=reference, format='odt')</text:span></text:p></office:annotation></text:span>Import depuis reference.odt</text:p>
      <text:p text:style-name="UrbanTitle3">Vos références : <text:text-input text:description="Référence DGATLP">self.getReferenceDGATLP() </text:text-input></text:p>
      <text:p text:style-name="UrbanTitle3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Monsieur, Madame,</text:p>
      <text:p text:style-name="UrbanBody"/>
      <text:p text:style-name="UrbanBody">Nous vous prions de trouver ci-après une copie de l'avis visé à l'article 336 (annexe 26) du <text:span text:style-name="T4">Code Wallon de l'Aménagement du Territoire, de l'Urbanisme, du Patrimoine et de l'Energie (CWATUPE). </text:span></text:p>
      <text:p text:style-name="UrbanBody"/>
      <text:p text:style-name="UrbanBody">Nous vous en souhaitons bonne réception et vous prions d’agréer, Madame, Monsieur, nos salutations distinguées.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9-07-27T10:37:25</meta:creation-date>
    <dc:date>2012-02-15T14:01:02</dc:date>
    <dc:language>fr-FR</dc:language>
    <meta:editing-cycles>68</meta:editing-cycles>
    <meta:editing-duration>P1DT8H18M6S</meta:editing-duration>
    <dc:creator>sde </dc:creator>
    <meta:document-statistic meta:table-count="0" meta:image-count="0" meta:object-count="0" meta:page-count="1" meta:paragraph-count="20" meta:word-count="110" meta:character-count="894" meta:non-whitespace-character-count="808"/>
    <meta:user-defined meta:name="Info 1"/>
    <meta:user-defined meta:name="Info 2"/>
    <meta:user-defined meta:name="Info 3"/>
    <meta:user-defined meta:name="Info 4"/>
  </office:meta>
</office:document-meta>
</file>